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erpriseUnixFTPEntryParser.parseFTPEntry( String entr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EnterpriseUnixFTPEntryParser.EnterpriseUnixFTPEntry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